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Landscape">
      <style:table-properties style:width="27.7cm" style:rel-width="100%" fo:margin-top="0cm" fo:margin-bottom="0cm" style:page-number="auto" fo:break-before="page" table:align="left" style:writing-mode="lr-tb"/>
    </style:style>
    <style:style style:name="Table1.A" style:family="table-column">
      <style:table-column-properties style:column-width="15.281cm" style:rel-column-width="8663*"/>
    </style:style>
    <style:style style:name="Table1.B" style:family="table-column">
      <style:table-column-properties style:column-width="12.42cm" style:rel-column-width="7041*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7" style:family="table">
      <style:table-properties style:width="27.693cm" table:align="left" fo:background-color="transparent" style:writing-mode="lr-tb">
        <style:background-image/>
      </style:table-properties>
    </style:style>
    <style:style style:name="Table7.A" style:family="table-column">
      <style:table-column-properties style:column-width="1.649cm"/>
    </style:style>
    <style:style style:name="Table7.B" style:family="table-column">
      <style:table-column-properties style:column-width="1.085cm"/>
    </style:style>
    <style:style style:name="Table7.C" style:family="table-column">
      <style:table-column-properties style:column-width="1.72cm"/>
    </style:style>
    <style:style style:name="Table7.D" style:family="table-column">
      <style:table-column-properties style:column-width="1.39cm"/>
    </style:style>
    <style:style style:name="Table7.E" style:family="table-column">
      <style:table-column-properties style:column-width="2.402cm"/>
    </style:style>
    <style:style style:name="Table7.F" style:family="table-column">
      <style:table-column-properties style:column-width="6.99cm"/>
    </style:style>
    <style:style style:name="Table7.G" style:family="table-column">
      <style:table-column-properties style:column-width="1.609cm"/>
    </style:style>
    <style:style style:name="Table7.H" style:family="table-column">
      <style:table-column-properties style:column-width="2.101cm"/>
    </style:style>
    <style:style style:name="Table7.I" style:family="table-column">
      <style:table-column-properties style:column-width="2.096cm"/>
    </style:style>
    <style:style style:name="Table7.J" style:family="table-column">
      <style:table-column-properties style:column-width="3.411cm"/>
    </style:style>
    <style:style style:name="Table7.K" style:family="table-column">
      <style:table-column-properties style:column-width="1.388cm"/>
    </style:style>
    <style:style style:name="Table7.L" style:family="table-column">
      <style:table-column-properties style:column-width="1.852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L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49cm" fo:border-left="0.05pt solid #000000" fo:border-right="none" fo:border-top="none" fo:border-bottom="0.05pt solid #000000"/>
    </style:style>
    <style:style style:name="Table2" style:family="table">
      <style:table-properties style:width="27.7cm" style:rel-width="100%" fo:margin-left="0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5.305cm" style:rel-column-width="8677*"/>
    </style:style>
    <style:style style:name="Table2.B" style:family="table-column">
      <style:table-column-properties style:column-width="12.395cm" style:rel-column-width="7027*"/>
    </style:style>
    <style:style style:name="Table2.1" style:family="table-row">
      <style:table-row-properties style:min-row-height="1.235cm" fo:keep-together="auto"/>
    </style:style>
    <style:style style:name="Table2.A1" style:family="table-cell">
      <style:table-cell-properties style:vertical-align="" fo:padding-left="0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c6c9c" fo:background-color="transparent" style:font-size-asian="10pt" style:font-size-complex="10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0pt" fo:language="uk" fo:country="UA" fo:font-weight="bold" officeooo:paragraph-rsid="007c6c9c" style:font-size-asian="10pt" style:font-weight-asian="bold" style:font-size-complex="10pt"/>
    </style:style>
    <style:style style:name="P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928485" fo:background-color="transparent" style:font-size-asian="8pt" style:font-size-complex="8pt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9pt" fo:language="uk" fo:country="UA" officeooo:paragraph-rsid="009ad618" style:font-size-asian="9pt" style:font-size-complex="9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2pt" fo:language="uk" fo:country="UA" officeooo:rsid="007c6c9c" officeooo:paragraph-rsid="007c6c9c" fo:background-color="transparent" style:font-size-asian="12pt" style:font-size-complex="12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2pt" fo:language="uk" fo:country="UA" officeooo:paragraph-rsid="0074a227" fo:background-color="transparent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2pt" fo:language="uk" fo:country="UA" officeooo:paragraph-rsid="009ad618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2pt" fo:language="uk" fo:country="UA" officeooo:paragraph-rsid="009ad618" style:font-size-asian="12pt" style:font-size-complex="12pt"/>
    </style:style>
    <style:style style:name="P12" style:family="paragraph" style:parent-style-name="Standard_20__28_WW_29_">
      <style:paragraph-properties fo:margin-left="0cm" fo:margin-right="0cm" fo:text-indent="0cm" style:auto-text-indent="false" style:writing-mode="lr-tb"/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1012849" fo:background-color="transparent" style:font-size-asian="8pt" style:font-style-asian="normal" style:font-weight-asian="bold" style:font-size-complex="8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10488d6" fo:background-color="transparent" style:font-size-asian="8pt" style:font-style-asian="normal" style:font-weight-asian="bold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paragraph-rsid="010488d6" fo:background-color="transparent" style:font-size-asian="8pt" style:font-style-asian="normal" style:font-weight-asian="bold" style:font-size-complex="8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0d6892f" fo:background-color="transparent" style:font-size-asian="8pt" style:font-style-asian="normal" style:font-weight-asian="bold" style:font-size-complex="8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012849" officeooo:paragraph-rsid="01012849" fo:background-color="transparent" style:font-size-asian="8pt" style:font-style-asian="normal" style:font-weight-asian="bold" style:font-size-complex="8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105d77d" officeooo:paragraph-rsid="0105d77d" fo:background-color="transparent" style:font-size-asian="8pt" style:font-style-asian="normal" style:font-weight-asian="bold" style:font-size-complex="8pt" style:font-style-complex="normal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0a28b8e" fo:background-color="transparent" style:font-size-asian="7pt" style:font-style-asian="normal" style:font-size-complex="7pt" style:font-style-complex="normal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0ccbcf2" fo:background-color="transparent" style:font-size-asian="7pt" style:font-style-asian="normal" style:font-size-complex="7pt" style:font-style-complex="normal"/>
    </style:style>
    <style:style style:name="P24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7pt" fo:language="uk" fo:country="UA" fo:font-style="normal" officeooo:paragraph-rsid="0105d77d" fo:background-color="transparent" style:font-size-asian="7pt" style:font-style-asian="normal" style:font-size-complex="7pt" style:font-style-complex="normal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105d77d" fo:background-color="transparent" style:font-size-asian="7pt" style:font-style-asian="normal" style:font-size-complex="7pt" style:font-style-complex="normal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d6892f" fo:background-color="transparent" style:font-size-asian="7pt" style:font-style-asian="normal" style:font-size-complex="7pt" style:font-style-complex="normal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ccbcf2" fo:background-color="transparent" style:font-size-asian="7pt" style:font-style-asian="normal" style:font-size-complex="7pt" style:font-style-complex="normal"/>
    </style:style>
    <style:style style:name="P2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fo:language="uk" fo:country="UA" officeooo:paragraph-rsid="00928485"/>
    </style:style>
    <style:style style:name="T1" style:family="text">
      <style:text-properties officeooo:rsid="00763d38"/>
    </style:style>
    <style:style style:name="T2" style:family="text">
      <style:text-properties officeooo:rsid="008eaa99"/>
    </style:style>
    <style:style style:name="T3" style:family="text">
      <style:text-properties officeooo:rsid="00ccbcf2"/>
    </style:style>
    <style:style style:name="T4" style:family="text">
      <style:text-properties officeooo:rsid="00d689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name" text:name="py3o.objects.company_id.name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template_description" text:name="py3o.objects.template_description"/>
        <text:user-field-decl office:value-type="string" office:string-value="template_subject" text:name="py3o.objects.template_subject"/>
        <text:user-field-decl office:value-type="string" office:string-value="user_id.name" text:name="py3o.objects.user_id.name"/>
        <text:user-field-decl office:value-type="string" office:string-value="template_suffix" text:name="py3o.objects.template_suffix"/>
        <text:user-field-decl office:value-type="string" office:string-value="item.description" text:name="py3o.item.description"/>
        <text:user-field-decl office:value-type="string" office:string-value="item.asset_identifier" text:name="py3o.item.asset_identifier"/>
        <text:user-field-decl office:value-type="string" office:string-value="item.currency_id.name" text:name="py3o.item.currency_id.name"/>
        <text:user-field-decl office:value-type="string" office:string-value="item.account_date" text:name="py3o.item.account_date"/>
        <text:user-field-decl office:value-type="string" office:string-value="item.reason_documents" text:name="py3o.item.reason_documents"/>
        <text:user-field-decl office:value-type="string" office:string-value="item.note" text:name="py3o.item.note"/>
        <text:user-field-decl office:value-type="string" office:string-value="item_exlude.code" text:name="py3o.item.asset_nfs_list_item_id.code"/>
        <text:user-field-decl office:value-type="string" office:string-value="item_exlude.bal_account" text:name="py3o.item.asset_nfs_list_item_id.bal_account"/>
        <text:user-field-decl office:value-type="string" office:string-value="item_exlude.asset_type" text:name="py3o.item.asset_nfs_list_item_id.asset_type"/>
        <text:user-field-decl office:value-type="string" office:string-value="item_exlude.type_id.name" text:name="py3o.item.asset_nfs_list_item_id.type_id.name"/>
        <text:user-field-decl office:value-type="string" office:string-value="item_exlude.asset_identifier" text:name="py3o.item.asset_nfs_list_item_id.asset_identifier"/>
        <text:user-field-decl office:value-type="string" office:string-value="item_exlude.description" text:name="py3o.item.asset_nfs_list_item_id.description"/>
        <text:user-field-decl office:value-type="string" office:string-value="item_exlude.currency_id.name" text:name="py3o.item.asset_nfs_list_item_id.currency_id.name"/>
        <text:user-field-decl office:value-type="string" office:string-value="item_exlude.reason_documents" text:name="py3o.item.asset_nfs_list_item_id.reason_documents"/>
        <text:user-field-decl office:value-type="string" office:string-value="name" text:name="py3o.objects.name"/>
        <text:user-field-decl office:value-type="string" office:string-value="item.stage_id.name" text:name="py3o.item.stage_id.name"/>
      </text:user-field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2">ЗАТВЕРДЖЕНО</text:p>
            <text:p text:style-name="P12">рішення виконавчої дирекції <text:line-break/>Фонду гарантування вкладів фізичних осіб</text:p>
            <text:p text:style-name="P8">____.01.2025 № ________</text:p>
          </table:table-cell>
        </table:table-row>
      </table:table>
      <text:p text:style-name="P2"/>
      <text:p text:style-name="P1"/>
      <text:p text:style-name="P9"><text:user-field-get text:name="py3o.objects.name">name</text:user-field-get></text:p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/>
        <table:table-header-rows>
          <table:table-row table:style-name="Table7.1">
            <table:table-cell table:style-name="Table7.A1" office:value-type="string">
              <text:p text:style-name="P13">Код <text:span text:style-name="T1">майна</text:span></text:p>
            </table:table-cell>
            <table:table-cell table:style-name="Table7.A1" office:value-type="string">
              <text:p text:style-name="P16">Код ознаки</text:p>
            </table:table-cell>
            <table:table-cell table:style-name="Table7.A1" office:value-type="string">
              <text:p text:style-name="P17">Балансовий рахунок</text:p>
            </table:table-cell>
            <table:table-cell table:style-name="Table7.A1" office:value-type="string">
              <text:p text:style-name="P16">Код типу активу</text:p>
            </table:table-cell>
            <table:table-cell table:style-name="Table7.A1" office:value-type="string">
              <text:p text:style-name="P14">ID активу</text:p>
            </table:table-cell>
            <table:table-cell table:style-name="Table7.A1" office:value-type="string">
              <text:p text:style-name="P14">Коротка характеристика активу</text:p>
            </table:table-cell>
            <table:table-cell table:style-name="Table7.A1" office:value-type="string">
              <text:p text:style-name="P14">Балансова дата</text:p>
            </table:table-cell>
            <table:table-cell table:style-name="Table7.A1" office:value-type="string">
              <text:p text:style-name="P18">Балансова вартість, UAH</text:p>
            </table:table-cell>
            <table:table-cell table:style-name="Table7.A1" office:value-type="string">
              <text:p text:style-name="P18">Оціночна вартість, UAH</text:p>
            </table:table-cell>
            <table:table-cell table:style-name="Table7.A1" office:value-type="string">
              <text:p text:style-name="P15"><text:span text:style-name="T3">Підтверд</text:span><text:span text:style-name="T4">ні</text:span><text:span text:style-name="T3"> документи</text:span></text:p>
            </table:table-cell>
            <table:table-cell table:style-name="Table7.A1" office:value-type="string">
              <text:p text:style-name="P19">Статус</text:p>
            </table:table-cell>
            <table:table-cell table:style-name="Table7.L1" office:value-type="string">
              <text:p text:style-name="P20">Примітки</text:p>
            </table:table-cell>
          </table:table-row>
        </table:table-header-rows>
        <table:table-row>
          <table:table-cell table:style-name="Table7.A2" table:number-columns-spanned="12" office:value-type="string">
            <text:p text:style-name="P5"><text:text-input text:description="py3o://for=&quot;item in objects.asset_nfs_ids.filtered(lambda x: x.is_closed is False)&quot;">/for="item in objects.asset_nfs_ids.filtered()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21"><text:user-field-get text:name="py3o.item.code">item.code</text:user-field-get></text:p>
          </table:table-cell>
          <table:table-cell table:style-name="Table7.A3" office:value-type="string">
            <text:p text:style-name="P25"><text:user-field-get text:name="py3o.item.type_id.name">item.type_id.name</text:user-field-get></text:p>
          </table:table-cell>
          <table:table-cell table:style-name="Table7.A3" office:value-type="string">
            <text:p text:style-name="P24"><text:user-field-get text:name="py3o.item.bal_account">item.bal_account</text:user-field-get></text:p>
          </table:table-cell>
          <table:table-cell table:style-name="Table7.A3" office:value-type="string">
            <text:p text:style-name="P24"><text:user-field-get text:name="py3o.item.asset_type">item.asset_type</text:user-field-get></text:p>
          </table:table-cell>
          <table:table-cell table:style-name="Table7.A3" office:value-type="string">
            <text:p text:style-name="P22"><text:user-field-get text:name="py3o.item.asset_identifier">item.asset_identifier</text:user-field-get></text:p>
          </table:table-cell>
          <table:table-cell table:style-name="Table7.A3" office:value-type="string">
            <text:p text:style-name="P22"><text:user-field-get text:name="py3o.item.description">item.description</text:user-field-get></text:p>
          </table:table-cell>
          <table:table-cell table:style-name="Table7.A3" office:value-type="string">
            <text:p text:style-name="P26"><text:text-input text:description="py3o://function=&quot;o_format_date(item.account_date, lang_code=lang)&quot;">item.account_date</text:text-input></text:p>
          </table:table-cell>
          <table:table-cell table:style-name="Table7.A3" office:value-type="string">
            <text:p text:style-name="P27"><text:text-input text:description="py3o://function=&quot;o_format_lang(item.book_value_uah, lang_code=lang)&quot;">item.book_value_uah</text:text-input></text:p>
          </table:table-cell>
          <table:table-cell table:style-name="Table7.A3" office:value-type="string">
            <text:p text:style-name="P28"><text:text-input text:description="py3o://function=&quot;o_format_lang(item.apprisal_value, lang_code=lang)&quot;">item.apprisal_value</text:text-input></text:p>
          </table:table-cell>
          <table:table-cell table:style-name="Table7.A3" office:value-type="string">
            <text:p text:style-name="P23"><text:user-field-get text:name="py3o.item.reason_documents">item.reason_documents</text:user-field-get></text:p>
          </table:table-cell>
          <table:table-cell table:style-name="Table7.A3" office:value-type="string">
            <text:p text:style-name="P23"><text:user-field-get text:name="py3o.item.stage_id.name">item.stage_id.name</text:user-field-get></text:p>
          </table:table-cell>
          <table:table-cell table:style-name="Table7.A2" office:value-type="string">
            <text:p text:style-name="P23"/>
          </table:table-cell>
        </table:table-row>
        <table:table-row>
          <table:table-cell table:style-name="Table7.A2" table:number-columns-spanned="12" office:value-type="string">
            <text:p text:style-name="P6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ext:p text:style-name="P2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<text:span text:style-name="T2">Директор д</text:span>епартамент<text:span text:style-name="T2">у</text:span></text:p>
            <text:p text:style-name="P10">ліквідації банків</text:p>
          </table:table-cell>
          <table:table-cell table:style-name="Table2.B1" office:value-type="string">
            <text:p text:style-name="P11">Тетяна СТАРЦЕВА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Standard_20__28_WW_29_" style:display-name="Standard (WW)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uk" fo:country="UA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14" number:language="uk" number:country="UA" loext:transliteration-spellout="cardinal" number:transliteration-language="uk" number:transliteration-country="UA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5-01-01T23:24:30.310000000</dc:date>
    <meta:editing-duration>PT19H30M45S</meta:editing-duration>
    <meta:editing-cycles>187</meta:editing-cycles>
    <meta:generator>LibreOffice/24.2.3.2$Windows_x86 LibreOffice_project/433d9c2ded56988e8a90e6b2e771ee4e6a5ab2ba</meta:generator>
    <meta:document-statistic meta:table-count="3" meta:image-count="0" meta:object-count="0" meta:page-count="1" meta:paragraph-count="32" meta:word-count="70" meta:character-count="592" meta:non-whitespace-character-count="563"/>
  </office:meta>
</office:document-meta>
</file>